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C000002E506756AAFA2E59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6.338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.814cm" svg:x="1.028cm" svg:y="9.435cm">
          <draw:image xlink:href="Pictures/100000010000050C000002E506756AAFA2E595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22:44:09.713395350</meta:creation-date>
    <dc:date>2023-06-07T22:45:36.147898029</dc:date>
    <meta:editing-duration>PT1M27S</meta:editing-duration>
    <meta:editing-cycles>1</meta:editing-cycles>
    <meta:document-statistic meta:object-count="1"/>
    <meta:generator>LibreOffice/7.3.7.2$Linux_X86_64 LibreOffice_project/30$Build-2</meta:generator>
  </office:meta>
</office:document-meta>
</file>